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85.98mm"/>
    </style:style>
    <style:style style:name="co23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 style:data-style-name="N41">
      <style:text-properties fo:font-weight="normal" style:font-weight-asian="normal" style:font-weight-complex="normal"/>
    </style:style>
    <style:style style:name="ce33" style:family="table-cell" style:parent-style-name="Default" style:data-style-name="N44">
      <style:text-properties fo:font-weight="normal" style:font-weight-asian="normal" style:font-weight-complex="normal"/>
    </style:style>
    <style:style style:name="ce34" style:family="table-cell" style:parent-style-name="Default" style:data-style-name="N112">
      <style:text-properties fo:font-weight="normal" style:font-weight-asian="normal" style:font-weight-complex="normal"/>
    </style:style>
    <style:style style:name="ce35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6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vertical-align="automatic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2"/>
        <table:table-column table:style-name="co3" table:default-cell-style-name="ce34"/>
        <table:table-column table:style-name="co4" table:default-cell-style-name="ce34"/>
        <table:table-column table:style-name="co5" table:number-columns-repeated="2" table:default-cell-style-name="ce34"/>
        <table:table-column table:style-name="co5" table:number-columns-repeated="3" table:default-cell-style-name="ce37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2">
          <table:table-cell table:style-name="ce29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5" office:value-type="float" office:value="10" calcext:value-type="float">
            <text:p>10.0</text:p>
          </table:table-cell>
          <table:table-cell table:style-name="ce37" table:formula="of:=[.D2]-5" office:value-type="float" office:value="5" calcext:value-type="float">
            <text:p>5.0</text:p>
          </table:table-cell>
          <table:table-cell table:style-name="ce37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5" table:formula="of:=(((15-5)/(60-10)) * 40) + 10" office:value-type="float" office:value="18" calcext:value-type="float">
            <text:p>18.0</text:p>
          </table:table-cell>
          <table:table-cell table:style-name="ce37" table:formula="of:=[.D3]-5" office:value-type="float" office:value="13" calcext:value-type="float">
            <text:p>13.0</text:p>
          </table:table-cell>
          <table:table-cell table:style-name="ce37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5" table:formula="of:=(((20-5)/(60-10)) * 40) + 10" office:value-type="float" office:value="22" calcext:value-type="float">
            <text:p>22.0</text:p>
          </table:table-cell>
          <table:table-cell table:style-name="ce37" table:formula="of:=[.D4]-5" office:value-type="float" office:value="17" calcext:value-type="float">
            <text:p>17.0</text:p>
          </table:table-cell>
          <table:table-cell table:style-name="ce37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5" table:formula="of:=(((30-5)/(60-10)) * 40) + 10" office:value-type="float" office:value="30" calcext:value-type="float">
            <text:p>30.0</text:p>
          </table:table-cell>
          <table:table-cell table:style-name="ce37" table:formula="of:=[.D5]-5" office:value-type="float" office:value="25" calcext:value-type="float">
            <text:p>25.0</text:p>
          </table:table-cell>
          <table:table-cell table:style-name="ce37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5" table:formula="of:=(((30-5)/(60-10)) * 40) + 10" office:value-type="float" office:value="30" calcext:value-type="float">
            <text:p>30.0</text:p>
          </table:table-cell>
          <table:table-cell table:style-name="ce37" table:formula="of:=[.D6]-5" office:value-type="float" office:value="25" calcext:value-type="float">
            <text:p>25.0</text:p>
          </table:table-cell>
          <table:table-cell table:style-name="ce37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5" table:formula="of:=(((30-5)/(60-10)) * 40) + 10" office:value-type="float" office:value="30" calcext:value-type="float">
            <text:p>30.0</text:p>
          </table:table-cell>
          <table:table-cell table:style-name="ce37" table:formula="of:=[.D7]-5" office:value-type="float" office:value="25" calcext:value-type="float">
            <text:p>25.0</text:p>
          </table:table-cell>
          <table:table-cell table:style-name="ce37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5" table:formula="of:=(((30-5)/(60-10)) * 40) + 10" office:value-type="float" office:value="30" calcext:value-type="float">
            <text:p>30.0</text:p>
          </table:table-cell>
          <table:table-cell table:style-name="ce37" table:formula="of:=[.D8]-5" office:value-type="float" office:value="25" calcext:value-type="float">
            <text:p>25.0</text:p>
          </table:table-cell>
          <table:table-cell table:style-name="ce37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5" table:formula="of:=(((35-5)/(60-10)) * 40) + 10" office:value-type="float" office:value="34" calcext:value-type="float">
            <text:p>34.0</text:p>
          </table:table-cell>
          <table:table-cell table:style-name="ce37" table:formula="of:=[.D9]-5" office:value-type="float" office:value="29" calcext:value-type="float">
            <text:p>29.0</text:p>
          </table:table-cell>
          <table:table-cell table:style-name="ce37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5" table:formula="of:=(((40-5)/(60-10)) * 40) + 10" office:value-type="float" office:value="38" calcext:value-type="float">
            <text:p>38.0</text:p>
          </table:table-cell>
          <table:table-cell table:style-name="ce37" table:formula="of:=[.D10]-5" office:value-type="float" office:value="33" calcext:value-type="float">
            <text:p>33.0</text:p>
          </table:table-cell>
          <table:table-cell table:style-name="ce37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6" table:formula="of:=(((45-5)/(60-10)) * 40) + 10" office:value-type="float" office:value="42" calcext:value-type="float">
            <text:p>42.0</text:p>
          </table:table-cell>
          <table:table-cell table:style-name="ce35" table:formula="of:=[.D11]-5" office:value-type="float" office:value="37" calcext:value-type="float">
            <text:p>37.0</text:p>
          </table:table-cell>
          <table:table-cell table:style-name="ce37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6" table:formula="of:=(((45-5)/(60-10)) * 40) + 10" office:value-type="float" office:value="42" calcext:value-type="float">
            <text:p>42.0</text:p>
          </table:table-cell>
          <table:table-cell table:style-name="ce35" table:formula="of:=[.D12]-5" office:value-type="float" office:value="37" calcext:value-type="float">
            <text:p>37.0</text:p>
          </table:table-cell>
          <table:table-cell table:style-name="ce37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6" table:formula="of:=(((50-5)/(60-10)) * 40) + 10" office:value-type="float" office:value="46" calcext:value-type="float">
            <text:p>46.0</text:p>
          </table:table-cell>
          <table:table-cell table:style-name="ce35" table:formula="of:=[.D13]-5" office:value-type="float" office:value="41" calcext:value-type="float">
            <text:p>41.0</text:p>
          </table:table-cell>
          <table:table-cell table:style-name="ce37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6" office:value-type="float" office:value="50" calcext:value-type="float">
            <text:p>50.0</text:p>
          </table:table-cell>
          <table:table-cell table:style-name="ce35" table:formula="of:=[.D14]-5" office:value-type="float" office:value="45" calcext:value-type="float">
            <text:p>45.0</text:p>
          </table:table-cell>
          <table:table-cell table:style-name="ce37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6" table:formula="of:=[.D15]-5" office:value-type="float" office:value="53.3333333333333" calcext:value-type="float">
            <text:p>53.3</text:p>
          </table:table-cell>
          <table:table-cell table:style-name="ce35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6" table:formula="of:=[.D16]-5" office:value-type="float" office:value="57.5" calcext:value-type="float">
            <text:p>57.5</text:p>
          </table:table-cell>
          <table:table-cell table:style-name="ce35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6" table:formula="of:=[.D17]-5" office:value-type="float" office:value="61.6666666666667" calcext:value-type="float">
            <text:p>61.7</text:p>
          </table:table-cell>
          <table:table-cell table:style-name="ce35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6" table:formula="of:=[.D18]-5" office:value-type="float" office:value="70" calcext:value-type="float">
            <text:p>70.0</text:p>
          </table:table-cell>
          <table:table-cell table:style-name="ce35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6" table:formula="of:=[.D19]-10" office:value-type="float" office:value="65" calcext:value-type="float">
            <text:p>65.0</text:p>
          </table:table-cell>
          <table:table-cell table:style-name="ce35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6" table:formula="of:=[.D20]-10" office:value-type="float" office:value="65" calcext:value-type="float">
            <text:p>65.0</text:p>
          </table:table-cell>
          <table:table-cell table:style-name="ce35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6" table:formula="of:=[.D21]-10" office:value-type="float" office:value="65" calcext:value-type="float">
            <text:p>65.0</text:p>
          </table:table-cell>
          <table:table-cell table:style-name="ce35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6" table:formula="of:=[.D22]-10" office:value-type="float" office:value="69.1666666666667" calcext:value-type="float">
            <text:p>69.2</text:p>
          </table:table-cell>
          <table:table-cell table:style-name="ce35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6" table:formula="of:=[.D23]-10" office:value-type="float" office:value="73.3333333333333" calcext:value-type="float">
            <text:p>73.3</text:p>
          </table:table-cell>
          <table:table-cell table:style-name="ce35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6" table:formula="of:=[.D24]-10" office:value-type="float" office:value="77.5" calcext:value-type="float">
            <text:p>77.5</text:p>
          </table:table-cell>
          <table:table-cell table:style-name="ce35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6" table:formula="of:=[.D25]-10" office:value-type="float" office:value="81.6666666666667" calcext:value-type="float">
            <text:p>81.7</text:p>
          </table:table-cell>
          <table:table-cell table:style-name="ce35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6" table:formula="of:=[.D26]-10" office:value-type="float" office:value="85.8333333333333" calcext:value-type="float">
            <text:p>85.8</text:p>
          </table:table-cell>
          <table:table-cell table:style-name="ce35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6" table:formula="of:=[.D27]-10" office:value-type="float" office:value="90" calcext:value-type="float">
            <text:p>90.0</text:p>
          </table:table-cell>
          <table:table-cell table:style-name="ce35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6" table:formula="of:=[.D28]-16" office:value-type="float" office:value="84" calcext:value-type="float">
            <text:p>84.0</text:p>
          </table:table-cell>
          <table:table-cell table:style-name="ce35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6" table:formula="of:=[.D29]-16" office:value-type="float" office:value="84" calcext:value-type="float">
            <text:p>84.0</text:p>
          </table:table-cell>
          <table:table-cell table:style-name="ce35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6" table:formula="of:=[.D30]-16" office:value-type="float" office:value="84" calcext:value-type="float">
            <text:p>84.0</text:p>
          </table:table-cell>
          <table:table-cell table:style-name="ce35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6" table:formula="of:=[.D31]-16" office:value-type="float" office:value="84" calcext:value-type="float">
            <text:p>84.0</text:p>
          </table:table-cell>
          <table:table-cell table:style-name="ce35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6" table:formula="of:=[.D32]-16" office:value-type="float" office:value="96.5" calcext:value-type="float">
            <text:p>96.5</text:p>
          </table:table-cell>
          <table:table-cell table:style-name="ce35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6" table:formula="of:=[.D33]-16" office:value-type="float" office:value="109" calcext:value-type="float">
            <text:p>109.0</text:p>
          </table:table-cell>
          <table:table-cell table:style-name="ce35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6" table:formula="of:=[.D34]-16" office:value-type="float" office:value="116.142857142857" calcext:value-type="float">
            <text:p>116.1</text:p>
          </table:table-cell>
          <table:table-cell table:style-name="ce35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4" table:formula="of:=[.D35]-16" office:value-type="float" office:value="123.285714285714" calcext:value-type="float">
            <text:p>123.3</text:p>
          </table:table-cell>
          <table:table-cell table:style-name="ce36" table:formula="of:=[.D35]-20" office:value-type="float" office:value="119.285714285714" calcext:value-type="float">
            <text:p>119.3</text:p>
          </table:table-cell>
          <table:table-cell table:style-name="ce35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4" table:formula="of:=[.D36]-16" office:value-type="float" office:value="130.428571428571" calcext:value-type="float">
            <text:p>130.4</text:p>
          </table:table-cell>
          <table:table-cell table:style-name="ce38" table:formula="of:=[.D36]-20" office:value-type="float" office:value="126.428571428571" calcext:value-type="float">
            <text:p>126.4</text:p>
          </table:table-cell>
          <table:table-cell table:style-name="ce36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4" table:formula="of:=[.D37]-16" office:value-type="float" office:value="137.571428571429" calcext:value-type="float">
            <text:p>137.6</text:p>
          </table:table-cell>
          <table:table-cell table:style-name="ce38" table:formula="of:=[.D37]-20" office:value-type="float" office:value="133.571428571429" calcext:value-type="float">
            <text:p>133.6</text:p>
          </table:table-cell>
          <table:table-cell table:style-name="ce36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4" table:formula="of:=[.D38]-16" office:value-type="float" office:value="144.714285714286" calcext:value-type="float">
            <text:p>144.7</text:p>
          </table:table-cell>
          <table:table-cell table:style-name="ce38" table:formula="of:=[.D38]-20" office:value-type="float" office:value="140.714285714286" calcext:value-type="float">
            <text:p>140.7</text:p>
          </table:table-cell>
          <table:table-cell table:style-name="ce36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4" table:formula="of:=[.D39]-16" office:value-type="float" office:value="144.714285714286" calcext:value-type="float">
            <text:p>144.7</text:p>
          </table:table-cell>
          <table:table-cell table:style-name="ce38" table:formula="of:=[.D39]-20" office:value-type="float" office:value="140.714285714286" calcext:value-type="float">
            <text:p>140.7</text:p>
          </table:table-cell>
          <table:table-cell table:style-name="ce36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4" table:formula="of:=[.D40]-16" office:value-type="float" office:value="151.857142857143" calcext:value-type="float">
            <text:p>151.9</text:p>
          </table:table-cell>
          <table:table-cell table:style-name="ce38" table:formula="of:=[.D40]-20" office:value-type="float" office:value="147.857142857143" calcext:value-type="float">
            <text:p>147.9</text:p>
          </table:table-cell>
          <table:table-cell table:style-name="ce36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4" table:formula="of:=[.D41]-16" office:value-type="float" office:value="159" calcext:value-type="float">
            <text:p>159.0</text:p>
          </table:table-cell>
          <table:table-cell table:style-name="ce38" table:formula="of:=[.D41]-20" office:value-type="float" office:value="155" calcext:value-type="float">
            <text:p>155.0</text:p>
          </table:table-cell>
          <table:table-cell table:style-name="ce36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4" table:formula="of:=[.D42]-16" office:value-type="float" office:value="162.125" calcext:value-type="float">
            <text:p>162.1</text:p>
          </table:table-cell>
          <table:table-cell table:style-name="ce38" table:formula="of:=[.D42]-20" office:value-type="float" office:value="158.125" calcext:value-type="float">
            <text:p>158.1</text:p>
          </table:table-cell>
          <table:table-cell table:style-name="ce36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4" table:formula="of:=[.D43]-16" office:value-type="float" office:value="196.5" calcext:value-type="float">
            <text:p>196.5</text:p>
          </table:table-cell>
          <table:table-cell table:style-name="ce38" table:formula="of:=[.D43]-20" office:value-type="float" office:value="192.5" calcext:value-type="float">
            <text:p>192.5</text:p>
          </table:table-cell>
          <table:table-cell table:style-name="ce36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33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4" table:formula="of:=[.D44]-16" office:value-type="float" office:value="234" calcext:value-type="float">
            <text:p>234.0</text:p>
          </table:table-cell>
          <table:table-cell table:style-name="ce38" table:formula="of:=[.D44]-20" office:value-type="float" office:value="230" calcext:value-type="float">
            <text:p>230.0</text:p>
          </table:table-cell>
          <table:table-cell table:style-name="ce36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1" table:number-columns-repeated="8"/>
          <table:table-cell table:number-columns-repeated="2"/>
        </table:table-row>
        <table:table-row table:style-name="ro2">
          <table:table-cell/>
          <table:table-cell table:style-name="ce31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101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23" table:default-cell-style-name="Default"/>
        <table:table-column table:style-name="co8" table:number-columns-repeated="101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5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6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8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4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0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8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42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8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7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7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3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44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8" calcext:value-type="float">
            <text:p>88</text:p>
          </table:table-cell>
          <table:table-cell table:style-name="ce30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8" calcext:value-type="float">
            <text:p>88</text:p>
          </table:table-cell>
          <table:table-cell table:style-name="ce30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74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75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78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79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80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81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83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84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8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87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9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03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04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0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1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25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26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27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2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31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32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3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36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38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40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4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4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4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55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56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58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60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63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64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67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6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7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7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7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7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80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84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8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89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9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9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92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0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0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03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0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1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14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1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1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19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2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24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26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27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31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3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3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3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3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4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55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69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7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74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81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87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90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93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9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9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01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0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1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27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3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50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58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6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6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68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6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7">00/00/0000</text:date>, <text:time style:data-style-name="N2" text:time-value="00:11:24.4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2-07T00:11:51.941000000</dc:date>
    <meta:editing-duration>P53DT5H19M15S</meta:editing-duration>
    <meta:editing-cycles>1300</meta:editing-cycles>
    <meta:generator>LibreOffice/5.4.3.2$Windows_X86_64 LibreOffice_project/92a7159f7e4af62137622921e809f8546db437e5</meta:generator>
    <dc:creator>James Petts</dc:creator>
    <meta:document-statistic meta:table-count="3" meta:cell-count="4185" meta:object-count="0"/>
  </office:meta>
</office:document-meta>
</file>